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fa777" officeooo:paragraph-rsid="000fa777"/>
    </style:style>
    <style:style style:name="P2" style:family="paragraph" style:parent-style-name="Standard">
      <style:text-properties officeooo:paragraph-rsid="00103a8e"/>
    </style:style>
    <style:style style:name="P3" style:family="paragraph" style:parent-style-name="Standard">
      <style:text-properties officeooo:rsid="00103a8e" officeooo:paragraph-rsid="00103a8e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Marath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none" style:vertical-pos="from-top" style:horizontal-pos="from-left" style:horizontal-rel="paragraph"/>
    </style:style>
    <style:style style:name="gr2" style:family="graphic" style:list-style-name="L5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 style:list-style-name="L6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 style:list-style-name="L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 style:list-style-name="L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 style:list-style-name="L9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 style:list-style-name="L10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 style:list-style-name="L1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 style:list-style-name="L1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 style:list-style-name="L13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 style:list-style-name="L14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 style:list-style-name="L1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 style:list-style-name="L1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 style:list-style-name="L17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 style:list-style-name="L18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 style:list-style-name="L1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 style:list-style-name="L2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 style:list-style-name="L2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 style:list-style-name="L22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 style:list-style-name="L2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 style:list-style-name="L2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 style:list-style-name="L25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 style:list-style-name="L26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 style:list-style-name="L2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 style:list-style-name="L2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 style:list-style-name="L29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 style:list-style-name="L30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 style:list-style-name="L3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 style:list-style-name="L3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 style:list-style-name="L33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 style:list-style-name="L34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 style:list-style-name="L3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 style:list-style-name="L3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 style:list-style-name="L37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 style:list-style-name="L38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 style:list-style-name="L3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 style:list-style-name="L4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 style:list-style-name="L41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 style:list-style-name="L42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 style:list-style-name="L4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 style:list-style-name="L4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 style:list-style-name="L45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 style:list-style-name="L46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 style:list-style-name="L4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 style:list-style-name="L4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 style:list-style-name="L49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 style:list-style-name="L50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 style:list-style-name="L5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 style:list-style-name="L5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 style:list-style-name="L5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 style:list-style-name="L5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 style:list-style-name="L5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54" style:family="graphic" style:list-style-name="L56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 style:list-style-name="L5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 style:list-style-name="L5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 style:list-style-name="L59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 style:list-style-name="L60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 style:list-style-name="L6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 style:list-style-name="L6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 style:list-style-name="L6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 style:list-style-name="L6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 style:list-style-name="L65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 style:list-style-name="L6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 style:list-style-name="L6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 style:list-style-name="L68">
      <style:graphic-properties draw:stroke="solid" svg:stroke-width="0cm" svg:stroke-color="#3465af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 style:list-style-name="L6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 style:list-style-name="L7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 style:list-style-name="L7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 style:list-style-name="L7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 style:list-style-name="L7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s of two segments:</text:p>
      <text:p text:style-name="Standard"/>
      <text:p text:style-name="P2"><draw:g text:anchor-type="as-char" svg:y="-10.001cm" draw:z-index="0" draw:style-name="gr1"><draw:custom-shape draw:name="CustomShape 1" draw:style-name="gr2" draw:text-style-name="P4" svg:width="0.558cm" svg:height="3.569cm" svg:x="0.649cm" svg:y="0.8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ustomShape 2" draw:style-name="gr3" draw:text-style-name="P4" svg:width="0.558cm" svg:height="3.703cm" svg:x="1.453cm" svg:y="1.29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3" draw:style-name="gr4" draw:text-style-name="P4" svg:x1="2.598cm" svg:y1="1.299cm" svg:x2="-0.001cm" svg:y2="1.299cm"><text:p/></draw:line><draw:line draw:name="Line 4" draw:style-name="gr5" draw:text-style-name="P4" svg:x1="2.598cm" svg:y1="4.463cm" svg:x2="-0.001cm" svg:y2="4.463cm"><text:p/></draw:line><draw:custom-shape draw:name="CustomShape 5" draw:style-name="gr6" draw:text-style-name="P4" svg:width="0.558cm" svg:height="3.569cm" svg:x="0.649cm" svg:y="0.8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ustomShape 6" draw:style-name="gr7" draw:text-style-name="P4" svg:width="0.558cm" svg:height="3.703cm" svg:x="1.453cm" svg:y="1.29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7" draw:style-name="gr8" draw:text-style-name="P4" svg:x1="2.598cm" svg:y1="1.299cm" svg:x2="-0.001cm" svg:y2="1.299cm"><text:p/></draw:line><draw:line draw:name="Line 8" draw:style-name="gr9" draw:text-style-name="P4" svg:x1="2.598cm" svg:y1="4.463cm" svg:x2="-0.001cm" svg:y2="4.463cm"><text:p/></draw:line><draw:custom-shape draw:name="CustomShape 9" draw:style-name="gr10" draw:text-style-name="P4" svg:width="0.558cm" svg:height="3.569cm" svg:x="3.526cm" svg:y="0.8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ustomShape 10" draw:style-name="gr11" draw:text-style-name="P4" svg:width="0.556cm" svg:height="3.165cm" svg:x="4.332cm" svg:y="1.29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1" draw:style-name="gr12" draw:text-style-name="P4" svg:x1="5.476cm" svg:y1="1.299cm" svg:x2="2.877cm" svg:y2="1.299cm"><text:p/></draw:line><draw:line draw:name="Line 12" draw:style-name="gr13" draw:text-style-name="P4" svg:x1="5.476cm" svg:y1="4.463cm" svg:x2="2.877cm" svg:y2="4.463cm"><text:p/></draw:line><draw:custom-shape draw:name="CustomShape 13" draw:style-name="gr14" draw:text-style-name="P4" svg:width="0.558cm" svg:height="4.107cm" svg:x="6.249cm" svg:y="0.8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ustomShape 14" draw:style-name="gr15" draw:text-style-name="P4" svg:width="0.558cm" svg:height="3.165cm" svg:x="7.054cm" svg:y="1.29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5" draw:style-name="gr16" draw:text-style-name="P4" svg:x1="8.199cm" svg:y1="1.299cm" svg:x2="5.6cm" svg:y2="1.299cm"><text:p/></draw:line><draw:line draw:name="Line 16" draw:style-name="gr17" draw:text-style-name="P4" svg:x1="8.199cm" svg:y1="4.463cm" svg:x2="5.6cm" svg:y2="4.463cm"><text:p/></draw:line><draw:custom-shape draw:name="CustomShape 1" draw:style-name="gr18" draw:text-style-name="P4" svg:width="0.563cm" svg:height="3.59cm" svg:x="0.658cm" svg:y="7.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ustomShape 2" draw:style-name="gr19" draw:text-style-name="P4" svg:width="0.563cm" svg:height="4.201cm" svg:x="1.471cm" svg:y="7.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3" draw:style-name="gr20" draw:text-style-name="P4" svg:x1="2.63cm" svg:y1="7.2cm" svg:x2="-0.001cm" svg:y2="7.2cm"><text:p/></draw:line><draw:line draw:name="Line 4" draw:style-name="gr21" draw:text-style-name="P4" svg:x1="2.63cm" svg:y1="10.79cm" svg:x2="-0.001cm" svg:y2="10.79cm"><text:p/></draw:line><draw:custom-shape draw:name="CustomShape 5" draw:style-name="gr22" draw:text-style-name="P4" svg:width="0.563cm" svg:height="3.59cm" svg:x="0.658cm" svg:y="7.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ustomShape 6" draw:style-name="gr23" draw:text-style-name="P4" svg:width="0.563cm" svg:height="4.201cm" svg:x="1.471cm" svg:y="7.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7" draw:style-name="gr24" draw:text-style-name="P4" svg:x1="2.63cm" svg:y1="7.2cm" svg:x2="-0.001cm" svg:y2="7.2cm"><text:p/></draw:line><draw:line draw:name="Line 8" draw:style-name="gr25" draw:text-style-name="P4" svg:x1="2.63cm" svg:y1="10.79cm" svg:x2="-0.001cm" svg:y2="10.79cm"><text:p/></draw:line><draw:custom-shape draw:name="CustomShape 9" draw:style-name="gr26" draw:text-style-name="P4" svg:width="0.563cm" svg:height="3.59cm" svg:x="3.57cm" svg:y="7.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ustomShape 10" draw:style-name="gr27" draw:text-style-name="P4" svg:width="0.563cm" svg:height="3.59cm" svg:x="4.385cm" svg:y="7.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1" draw:style-name="gr28" draw:text-style-name="P4" svg:x1="5.543cm" svg:y1="7.2cm" svg:x2="2.912cm" svg:y2="7.2cm"><text:p/></draw:line><draw:line draw:name="Line 12" draw:style-name="gr29" draw:text-style-name="P4" svg:x1="5.543cm" svg:y1="10.79cm" svg:x2="2.912cm" svg:y2="10.79cm"><text:p/></draw:line><draw:custom-shape draw:name="CustomShape 13" draw:style-name="gr30" draw:text-style-name="P4" svg:width="0.565cm" svg:height="4.201cm" svg:x="6.325cm" svg:y="7.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ustomShape 14" draw:style-name="gr31" draw:text-style-name="P4" svg:width="0.565cm" svg:height="3.59cm" svg:x="7.14cm" svg:y="7.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5" draw:style-name="gr32" draw:text-style-name="P4" svg:x1="8.299cm" svg:y1="7.2cm" svg:x2="5.668cm" svg:y2="7.2cm"><text:p/></draw:line><draw:line draw:name="Line 16" draw:style-name="gr33" draw:text-style-name="P4" svg:x1="8.299cm" svg:y1="10.79cm" svg:x2="5.668cm" svg:y2="10.79cm"><text:p/></draw:line><draw:custom-shape draw:name="CustomShape 1" draw:style-name="gr34" draw:text-style-name="P4" svg:width="0.571cm" svg:height="4.008cm" svg:x="0.665cm" svg:y="13.3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ustomShape 2" draw:style-name="gr35" draw:text-style-name="P4" svg:width="0.571cm" svg:height="4.691cm" svg:x="1.489cm" svg:y="13.3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3" draw:style-name="gr36" draw:text-style-name="P4" svg:x1="2.662cm" svg:y1="13.312cm" svg:x2="-0.001cm" svg:y2="13.312cm"><text:p/></draw:line><draw:line draw:name="Line 4" draw:style-name="gr37" draw:text-style-name="P4" svg:x1="2.662cm" svg:y1="17.318cm" svg:x2="-0.001cm" svg:y2="17.318cm"><text:p/></draw:line><draw:custom-shape draw:name="CustomShape 5" draw:style-name="gr38" draw:text-style-name="P4" svg:width="0.571cm" svg:height="4.008cm" svg:x="0.665cm" svg:y="13.3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ustomShape 6" draw:style-name="gr39" draw:text-style-name="P4" svg:width="0.571cm" svg:height="5.201cm" svg:x="1.489cm" svg:y="12.80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7" draw:style-name="gr40" draw:text-style-name="P4" svg:x1="2.662cm" svg:y1="13.312cm" svg:x2="-0.001cm" svg:y2="13.312cm"><text:p/></draw:line><draw:line draw:name="Line 8" draw:style-name="gr41" draw:text-style-name="P4" svg:x1="2.662cm" svg:y1="17.318cm" svg:x2="-0.001cm" svg:y2="17.318cm"><text:p/></draw:line><draw:custom-shape draw:name="CustomShape 9" draw:style-name="gr42" draw:text-style-name="P4" svg:width="0.572cm" svg:height="4.008cm" svg:x="3.612cm" svg:y="13.3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ustomShape 10" draw:style-name="gr43" draw:text-style-name="P4" svg:width="0.571cm" svg:height="4.518cm" svg:x="4.438cm" svg:y="12.80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1" draw:style-name="gr44" draw:text-style-name="P4" svg:x1="5.61cm" svg:y1="13.312cm" svg:x2="2.947cm" svg:y2="13.312cm"><text:p/></draw:line><draw:line draw:name="Line 12" draw:style-name="gr45" draw:text-style-name="P4" svg:x1="5.61cm" svg:y1="17.318cm" svg:x2="2.947cm" svg:y2="17.318cm"><text:p/></draw:line><draw:custom-shape draw:name="CustomShape 13" draw:style-name="gr46" draw:text-style-name="P4" svg:width="0.571cm" svg:height="4.691cm" svg:x="6.403cm" svg:y="13.3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ustomShape 14" draw:style-name="gr47" draw:text-style-name="P4" svg:width="0.571cm" svg:height="4.518cm" svg:x="7.227cm" svg:y="12.80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5" draw:style-name="gr48" draw:text-style-name="P4" svg:x1="8.399cm" svg:y1="13.312cm" svg:x2="5.736cm" svg:y2="13.312cm"><text:p/></draw:line><draw:line draw:name="Line 16" draw:style-name="gr49" draw:text-style-name="P4" svg:x1="8.399cm" svg:y1="17.318cm" svg:x2="5.736cm" svg:y2="17.318cm"><text:p/></draw:line><draw:frame draw:style-name="gr50" draw:text-style-name="P6" svg:width="4.001cm" svg:height="0.983cm" svg:x="2.399cm" svg:y="0cm"><draw:text-box><text:p text:style-name="P5"><text:span text:style-name="T1">Cases 1-3</text:span></text:p></draw:text-box></draw:frame><draw:frame draw:style-name="gr51" draw:text-style-name="P6" svg:width="4.001cm" svg:height="0.983cm" svg:x="2.399cm" svg:y="5.962cm"><draw:text-box><text:p text:style-name="P5"><text:span text:style-name="T1">Cases 4-6</text:span></text:p></draw:text-box></draw:frame><draw:frame draw:style-name="gr52" draw:text-style-name="P6" svg:width="4.001cm" svg:height="0.983cm" svg:x="2.325cm" svg:y="11.8cm"><draw:text-box><text:p text:style-name="P5"><text:span text:style-name="T1">Cases 7-9</text:span></text:p></draw:text-box></draw:frame></draw:g></text:p>
      <text:p text:style-name="P3"/>
      <text:p text:style-name="P3">Extreme cases </text:p>
      <text:p text:style-name="P2"><text:soft-page-break/><draw:g text:anchor-type="as-char" draw:z-index="1" draw:style-name="gr53"><draw:custom-shape draw:name="CustomShape 1" draw:style-name="gr54" draw:text-style-name="P4" svg:width="0.558cm" svg:height="3.567cm" svg:x="0.848cm" svg:y="1.25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3" draw:style-name="gr55" draw:text-style-name="P4" svg:x1="2.798cm" svg:y1="1.662cm" svg:x2="0.199cm" svg:y2="1.662cm"><text:p/></draw:line><draw:line draw:name="Line 4" draw:style-name="gr56" draw:text-style-name="P4" svg:x1="2.798cm" svg:y1="4.824cm" svg:x2="0.199cm" svg:y2="4.824cm"><text:p/></draw:line><draw:custom-shape draw:name="CustomShape 5" draw:style-name="gr57" draw:text-style-name="P4" svg:width="0.558cm" svg:height="3.567cm" svg:x="0.848cm" svg:y="1.25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CustomShape 6" draw:style-name="gr58" draw:text-style-name="P4" svg:width="0.558cm" svg:height="3.601cm" svg:x="1.598cm" svg:y="5.16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7" draw:style-name="gr59" draw:text-style-name="P4" svg:x1="2.798cm" svg:y1="1.662cm" svg:x2="0.199cm" svg:y2="1.662cm"><text:p/></draw:line><draw:line draw:name="Line 8" draw:style-name="gr60" draw:text-style-name="P4" svg:x1="2.798cm" svg:y1="4.824cm" svg:x2="0.199cm" svg:y2="4.824cm"><text:p/></draw:line><draw:line draw:name="Line 8" draw:style-name="gr61" draw:text-style-name="P4" svg:x1="2.798cm" svg:y1="5.162cm" svg:x2="0.199cm" svg:y2="5.162cm"><text:p/></draw:line><draw:line draw:name="Line 8" draw:style-name="gr62" draw:text-style-name="P4" svg:x1="2.598cm" svg:y1="8.762cm" svg:x2="-0.001cm" svg:y2="8.762cm"><text:p/></draw:line><draw:custom-shape draw:name="CustomShape 1" draw:style-name="gr63" draw:text-style-name="P4" svg:width="0.558cm" svg:height="3.567cm" svg:x="6.749cm" svg:y="1.25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3" draw:style-name="gr64" draw:text-style-name="P4" svg:x1="7.998cm" svg:y1="1.662cm" svg:x2="5.399cm" svg:y2="1.662cm"><text:p/></draw:line><draw:line draw:name="Line 4" draw:style-name="gr65" draw:text-style-name="P4" svg:x1="7.998cm" svg:y1="4.824cm" svg:x2="5.399cm" svg:y2="4.824cm"><text:p/></draw:line><draw:custom-shape draw:name="CustomShape 6" draw:style-name="gr66" draw:text-style-name="P4" svg:width="0.558cm" svg:height="3.601cm" svg:x="5.898cm" svg:y="5.16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7" draw:style-name="gr67" draw:text-style-name="P4" svg:x1="7.998cm" svg:y1="1.662cm" svg:x2="5.399cm" svg:y2="1.662cm"><text:p/></draw:line><draw:line draw:name="Line 8" draw:style-name="gr68" draw:text-style-name="P4" svg:x1="7.998cm" svg:y1="4.824cm" svg:x2="5.399cm" svg:y2="4.824cm"><text:p/></draw:line><draw:line draw:name="Line 8" draw:style-name="gr69" draw:text-style-name="P4" svg:x1="7.998cm" svg:y1="5.162cm" svg:x2="5.399cm" svg:y2="5.162cm"><text:p/></draw:line><draw:line draw:name="Line 8" draw:style-name="gr70" draw:text-style-name="P4" svg:x1="7.798cm" svg:y1="8.762cm" svg:x2="5.199cm" svg:y2="8.762cm"><text:p/></draw:line><draw:frame draw:style-name="gr71" draw:text-style-name="P6" svg:width="5.402cm" svg:height="0.983cm" svg:x="1.399cm" svg:y="0.001cm"><draw:text-box><text:p text:style-name="P5"><text:span text:style-name="T1">Cases 10 and 11</text:span></text:p></draw:text-box></draw:frame></draw:g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6:15:37.351776327</meta:creation-date>
    <dc:date>2014-06-05T16:18:38.661718010</dc:date>
    <meta:editing-duration>PT29S</meta:editing-duration>
    <meta:editing-cycles>2</meta:editing-cycles>
    <meta:generator>LibreOffice/4.1.5.3$Linux_X86_64 LibreOffice_project/1c1366bba2ba2b554cd2ca4d87c06da81c05d24</meta:generator>
    <meta:document-statistic meta:table-count="0" meta:image-count="0" meta:object-count="0" meta:page-count="2" meta:paragraph-count="4" meta:word-count="6" meta:character-count="36" meta:non-whitespace-character-count="31"/>
  </office:meta>
</office:document-meta>
</file>